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4.937cm"/>
    </style:style>
    <style:style style:name="co13" style:family="table-column">
      <style:table-column-properties fo:break-before="auto" style:column-width="4.96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a.guerrida</text:p>
          </table:table-cell>
          <table:table-cell table:style-name="ce10" office:value-type="string">
            <text:p>Asma GUERRIDA</text:p>
            <text:p>Assiya HSAÏRI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2]=0;2;[.D2]*(-1))" office:value-type="float" office:value="2">
            <text:p>2</text:p>
          </table:table-cell>
          <table:table-cell table:style-name="ce10" table:formula="of:=IF([.E2]&gt;=10;0;(-1)*(10-[.E2]))" office:value-type="float" office:value="-3">
            <text:p>-3</text:p>
          </table:table-cell>
          <table:table-cell table:style-name="ce10" table:formula="of:=[.F2]+[.G2]+[.$E$16]+[.$E$17]" office:value-type="float" office:value="2">
            <text:p>2</text:p>
          </table:table-cell>
          <table:table-cell table:style-name="ce10" table:formula="of:=[.$E$15]+[.H2]" office:value-type="float" office:value="17">
            <text:p>17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a.tanonkouadio</text:p>
          </table:table-cell>
          <table:table-cell table:style-name="ce11" office:value-type="string">
            <text:p>Astrid Tanon KOUADIO</text:p>
            <text:p>Hung Hoang DANG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10;0;(-1)*(10-[.E3]))" office:value-type="float" office:value="-4">
            <text:p>-4</text:p>
          </table:table-cell>
          <table:table-cell table:style-name="ce11" table:formula="of:=[.F3]+[.G3]+[.$E$16]+[.$E$17]" office:value-type="float" office:value="0">
            <text:p>0</text:p>
          </table:table-cell>
          <table:table-cell table:style-name="ce11" table:formula="of:=[.$E$15]+[.H3]" office:value-type="float" office:value="15">
            <text:p>15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gilles.laroussi</text:p>
          </table:table-cell>
          <table:table-cell table:style-name="ce10" office:value-type="string">
            <text:p>Gilles LAROUSSI</text:p>
            <text:p>Lamia ELKHERB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0">
            <text:p>0</text:p>
          </table:table-cell>
          <table:table-cell table:style-name="ce10" table:formula="of:=[.F4]+[.G4]+[.$E$16]+[.$E$17]" office:value-type="float" office:value="4">
            <text:p>4</text:p>
          </table:table-cell>
          <table:table-cell table:style-name="ce10" table:formula="of:=[.$E$15]+[.H4]" office:value-type="float" office:value="19">
            <text:p>19</text:p>
          </table:table-cell>
          <table:table-cell table:style-name="ce17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j.fornarino</text:p>
          </table:table-cell>
          <table:table-cell table:style-name="ce11" office:value-type="string">
            <text:p>Jérémy FORNARINO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10;0;(-1)*(10-[.E5]))" office:value-type="float" office:value="-1">
            <text:p>-1</text:p>
          </table:table-cell>
          <table:table-cell table:style-name="ce11" table:formula="of:=[.F5]+[.G5]+[.$E$16]+[.$E$17]" office:value-type="float" office:value="3">
            <text:p>3</text:p>
          </table:table-cell>
          <table:table-cell table:style-name="ce11" table:formula="of:=[.$E$15]+[.H5]" office:value-type="float" office:value="18">
            <text:p>18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n.jeetun</text:p>
          </table:table-cell>
          <table:table-cell table:style-name="ce10" office:value-type="string">
            <text:p>Nurhah JEETUN</text:p>
            <text:p>Marwa BOUTLGH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4">
            <text:p>-4</text:p>
          </table:table-cell>
          <table:table-cell table:style-name="ce10" table:formula="of:=[.F6]+[.G6]+[.$E$16]+[.$E$17]" office:value-type="float" office:value="0">
            <text:p>0</text:p>
          </table:table-cell>
          <table:table-cell table:style-name="ce10" table:formula="of:=[.$E$15]+[.H6]" office:value-type="float" office:value="15">
            <text:p>15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nicolas.dang</text:p>
          </table:table-cell>
          <table:table-cell table:style-name="ce11" office:value-type="string">
            <text:p>Nicolas DANG</text:p>
            <text:p>Adrien SIM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10;0;(-1)*(10-[.E7]))" office:value-type="float" office:value="-7">
            <text:p>-7</text:p>
          </table:table-cell>
          <table:table-cell table:style-name="ce11" table:formula="of:=[.F7]+[.G7]+[.$E$16]+[.$E$17]" office:value-type="float" office:value="-3">
            <text:p>-3</text:p>
          </table:table-cell>
          <table:table-cell table:style-name="ce11" table:formula="of:=[.$E$15]+[.H7]" office:value-type="float" office:value="12">
            <text:p>12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t.olivia</text:p>
          </table:table-cell>
          <table:table-cell table:style-name="ce10" office:value-type="string">
            <text:p>Olivia TAYOU</text:p>
            <text:p>Sujanthiny MAVANEETHARAJAH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3">
            <text:p>-3</text:p>
          </table:table-cell>
          <table:table-cell table:style-name="ce10" table:formula="of:=[.F8]+[.G8]+[.$E$16]+[.$E$17]" office:value-type="float" office:value="1">
            <text:p>1</text:p>
          </table:table-cell>
          <table:table-cell table:style-name="ce10" table:formula="of:=[.$E$15]+[.H8]" office:value-type="float" office:value="16">
            <text:p>16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11" office:value-type="string">
            <text:p>v.portais</text:p>
          </table:table-cell>
          <table:table-cell table:style-name="ce11" office:value-type="string">
            <text:p>Valentin PORTAIS</text:p>
            <text:p>Thibaut Trassar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">
            <text:p>-1</text:p>
          </table:table-cell>
          <table:table-cell table:style-name="ce11" table:formula="of:=[.F9]+[.G9]+[.$E$16]+[.$E$17]" office:value-type="float" office:value="3">
            <text:p>3</text:p>
          </table:table-cell>
          <table:table-cell table:style-name="ce11" table:formula="of:=[.$E$15]+[.H9]" office:value-type="float" office:value="18">
            <text:p>18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yan.fuditphu</text:p>
          </table:table-cell>
          <table:table-cell table:style-name="ce10" office:value-type="string">
            <text:p>Yan Guillaume FUDITPHU</text:p>
            <text:p>Adrien BORD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table:formula="of:=IF([.E10]&gt;=10;0;(-1)*(10-[.E10]))" office:value-type="float" office:value="-5">
            <text:p>-5</text:p>
          </table:table-cell>
          <table:table-cell table:style-name="ce10" table:formula="of:=[.F10]+[.G10]+[.$E$16]+[.$E$17]" office:value-type="float" office:value="-1">
            <text:p>-1</text:p>
          </table:table-cell>
          <table:table-cell table:style-name="ce10" table:formula="of:=[.$E$15]+[.H10]" office:value-type="float" office:value="14">
            <text:p>14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Note initiale</text:p>
          </table:table-cell>
          <table:table-cell table:style-name="ce15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4" office:value-type="string">
            <text:p>Nombre d'objectifs atteints</text:p>
          </table:table-cell>
          <table:table-cell table:style-name="ce16" office:value-type="float" office:value="2">
            <office:annotation office:display="true" draw:style-name="gr1" draw:text-style-name="P1" svg:width="2.899cm" svg:height="0.991cm" svg:x="25.102cm" svg:y="8.745cm" draw:caption-point-x="-1.653cm" draw:caption-point-y="1.911cm">
              <dc:date>2017-11-08T00:00:00</dc:date>
              <text:p text:style-name="P2"><text:span text:style-name="T1">+2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3" office:value-type="string">
            <text:p>Métriques sonar</text:p>
          </table:table-cell>
          <table:table-cell table:style-name="ce15" office:value-type="float" office:value="1">
            <office:annotation office:display="true" draw:style-name="gr1" draw:text-style-name="P1" svg:width="2.899cm" svg:height="2.176cm" svg:x="25.346cm" svg:y="12.1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1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7-11-08T12:19:25</dc:date>
    <dc:creator>etudiant </dc:creator>
    <meta:editing-duration>PT5H4M20S</meta:editing-duration>
    <meta:editing-cycles>35</meta:editing-cycles>
    <meta:document-statistic meta:table-count="2" meta:cell-count="160" meta:object-count="0"/>
  </office:meta>
</office:document-meta>
</file>